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64EF342649F61A34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2.646cm" svg:height="2.646cm" draw:z-index="0"><draw:image xlink:href="Pictures/100000000000006400000064EF342649F61A34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1:20:35.930000000</meta:creation-date>
    <dc:date>2023-02-02T11:21:05.553000000</dc:date>
    <meta:editing-duration>PT29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5.0.3$Windows_X86_64 LibreOffice_project/c21113d003cd3efa8c53188764377a8272d9d6de</meta:generator>
  </office:meta>
</office:document-meta>
</file>